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5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18"/>
        </table:table-row>
        <table:table-row table:style-name="ro11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15" office:value-type="float" office:value="25">
            <text:p>25</text:p>
          </table:table-cell>
          <table:table-cell table:style-name="ce7" office:value-type="float" office:value="25.5">
            <text:p>25,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4.5">
            <text:p>14,5</text:p>
          </table:table-cell>
          <table:table-cell table:style-name="ce7"/>
          <table:table-cell table:style-name="ce5" table:number-columns-repeated="1018"/>
        </table:table-row>
        <table:table-row table:style-name="ro12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8" office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8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18"/>
        </table:table-row>
        <table:table-row table:style-name="ro10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9.5">
            <text:p>39,5</text:p>
          </table:table-cell>
          <table:table-cell table:style-name="ce6" table:formula="of:=SUM([.C4];[.C7];[.C10];[.C13];[.C16];[.C19])" office:value-type="float" office:value="33.5">
            <text:p>33,5</text:p>
          </table:table-cell>
          <table:table-cell table:style-name="ce6" table:formula="of:=SUM([.D4];[.D7];[.D10];[.D13];[.D16];[.D19])" office:value-type="float" office:value="48.5">
            <text:p>48,5</text:p>
          </table:table-cell>
          <table:table-cell table:style-name="ce6" table:formula="of:=SUM([.E4];[.E7];[.E10];[.E13];[.E16];[.E19])" office:value-type="float" office:value="22">
            <text:p>22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18"/>
        </table:table-row>
        <table:table-row table:style-name="ro1">
          <table:table-cell table:style-name="ce4"/>
          <table:table-cell table:style-name="ce5" table:number-columns-repeated="1023"/>
        </table:table-row>
        <table:table-row table:style-name="ro6" table:number-rows-repeated="977">
          <table:table-cell table:style-name="ce5" table:number-columns-repeated="1024"/>
        </table:table-row>
        <table:table-row table:style-name="ro13" table:number-rows-repeated="64536">
          <table:table-cell table:style-name="ce5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9/04/2016</text:date>, <text:time>14:2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09T14:23:49</dc:date>
    <meta:editing-cycles>30</meta:editing-cycles>
    <meta:editing-duration>PT33M16S</meta:editing-duration>
    <dc:creator>Jorge M</dc:creator>
    <meta:document-statistic meta:table-count="2" meta:cell-count="105" meta:object-count="0"/>
  </office:meta>
</office:document-meta>
</file>